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2.312cm"/>
    </style:style>
    <style:style style:name="co3" style:family="table-column">
      <style:table-column-properties fo:break-before="auto" style:column-width="1.039cm"/>
    </style:style>
    <style:style style:name="co4" style:family="table-column">
      <style:table-column-properties fo:break-before="auto" style:column-width="1.208cm"/>
    </style:style>
    <style:style style:name="co5" style:family="table-column">
      <style:table-column-properties fo:break-before="auto" style:column-width="3.969cm"/>
    </style:style>
    <style:style style:name="co6" style:family="table-column">
      <style:table-column-properties fo:break-before="auto" style:column-width="1.379cm"/>
    </style:style>
    <style:style style:name="co7" style:family="table-column">
      <style:table-column-properties fo:break-before="auto" style:column-width="1.27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24cm"/>
    </style:style>
    <style:style style:name="co10" style:family="table-column">
      <style:table-column-properties fo:break-before="auto" style:column-width="3.7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Default"/>
        <table:table-row table:style-name="ro1">
          <table:table-cell office:value-type="string" calcext:value-type="string">
            <text:p>Candidates for Robot ESP32 CPU board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total pins</text:p>
          </table:table-cell>
          <table:table-cell office:value-type="string" calcext:value-type="string">
            <text:p>GND pins</text:p>
          </table:table-cell>
          <table:table-cell table:style-name="ce3" office:value-type="string" calcext:value-type="string">
            <text:p>GPIO pins</text:p>
          </table:table-cell>
          <table:table-cell office:value-type="string" calcext:value-type="string">
            <text:p>size -mm</text:p>
          </table:table-cell>
          <table:table-cell office:value-type="string" calcext:value-type="string">
            <text:p>power by pin</text:p>
          </table:table-cell>
          <table:table-cell office:value-type="string" calcext:value-type="string">
            <text:p>boot load</text:p>
          </table:table-cell>
          <table:table-cell/>
        </table:table-row>
        <table:table-row table:style-name="ro1">
          <table:table-cell office:value-type="string" calcext:value-type="string">
            <text:p>ESP32-C3-DevKitM-1</text:p>
          </table:table-cell>
          <table:table-cell office:value-type="string" calcext:value-type="string">
            <text:p>Espressif</text:p>
          </table:table-cell>
          <table:table-cell office:value-type="string" calcext:value-type="string">
            <text:p><text:a xlink:href="https://docs.espressif.com/projects/esp-idf/en/latest/esp32c3/hw-reference/esp32c3/user-guide-devkitm-1.html#hardware-reference" xlink:type="simple">link</text:a></text:p>
          </table:table-cell>
          <table:table-cell office:value-type="string" calcext:value-type="string">
            <text:p>4MB</text:p>
          </table:table-cell>
          <table:table-cell table:style-name="ce3" office:value-type="string" calcext:value-type="string">
            <text:p>ESP32-C3-MINI-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lt;15</text:p>
          </table:table-cell>
          <table:table-cell office:value-type="string" calcext:value-type="string">
            <text:p>25.4x38.9</text:p>
          </table:table-cell>
          <table:table-cell office:value-type="string" calcext:value-type="string">
            <text:p>5 or 3.3</text:p>
          </table:table-cell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1" office:value-type="string" calcext:value-type="string">
            <text:p>ESP32-C3-DevKitC-02 </text:p>
          </table:table-cell>
          <table:table-cell office:value-type="string" calcext:value-type="string">
            <text:p>Espressif</text:p>
          </table:table-cell>
          <table:table-cell/>
          <table:table-cell office:value-type="string" calcext:value-type="string">
            <text:p>4MB</text:p>
          </table:table-cell>
          <table:table-cell table:style-name="ce1" office:value-type="string" calcext:value-type="string">
            <text:p>ESP32-C3-WROOM-02 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<text:a xlink:href="https://docs.espressif.com/projects/esp-idf/en/latest/esp32s2/hw-reference/esp32s2/user-guide-devkitm-1-v1.html" xlink:type="simple">ESP32-S2-DevKitM-1</text:a> </text:p>
          </table:table-cell>
          <table:table-cell office:value-type="string" calcext:value-type="string">
            <text:p>Espressif</text:p>
          </table:table-cell>
          <table:table-cell/>
          <table:table-cell office:value-type="string" calcext:value-type="string">
            <text:p>4MB</text:p>
          </table:table-cell>
          <table:table-cell table:style-name="ce1" office:value-type="string" calcext:value-type="string">
            <text:p>ESP32-S2-MINI-1</text:p>
          </table:table-cell>
          <table:table-cell table:number-columns-repeated="3"/>
          <table:table-cell table:style-name="ce1" office:value-type="string" calcext:value-type="string">
            <text:p>15.4×20.0 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SP32-S2-Saola-1</text:p>
          </table:table-cell>
          <table:table-cell office:value-type="string" calcext:value-type="string">
            <text:p>Espressif</text:p>
          </table:table-cell>
          <table:table-cell/>
          <table:table-cell office:value-type="string" calcext:value-type="string">
            <text:p>4MB</text:p>
          </table:table-cell>
          <table:table-cell office:value-type="string" calcext:value-type="string">
            <text:p>Wrover or Wroom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27.9 x 54+</text:p>
          </table:table-cell>
          <table:table-cell office:value-type="string" calcext:value-type="string">
            <text:p>5 or 3.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://espressif.com/en/products/hardware/esp32-devkitc/overview" xlink:type="simple">ESP32-DevKitC</text:a> </text:p>
          </table:table-cell>
          <table:table-cell office:value-type="string" calcext:value-type="string">
            <text:p>Espressif</text:p>
          </table:table-cell>
          <table:table-cell/>
          <table:table-cell office:value-type="string" calcext:value-type="string">
            <text:p>4MB</text:p>
          </table:table-cell>
          <table:table-cell office:value-type="string" calcext:value-type="string">
            <text:p>Wrover or Wroom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27.9 x 48.2</text:p>
          </table:table-cell>
          <table:table-cell office:value-type="string" calcext:value-type="string">
            <text:p>5 or 3.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docs.espressif.com/projects/esp-idf/en/latest/esp32/hw-reference/esp32/user-guide-devkitm-1.html" xlink:type="simple">ESP32-DevKitM-1</text:a> </text:p>
          </table:table-cell>
          <table:table-cell office:value-type="string" calcext:value-type="string">
            <text:p>Espressif</text:p>
          </table:table-cell>
          <table:table-cell/>
          <table:table-cell office:value-type="string" calcext:value-type="string">
            <text:p>4MB</text:p>
          </table:table-cell>
          <table:table-cell office:value-type="string" calcext:value-type="string">
            <text:p>ESP32-MINI-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<text:a xlink:href="https://docs.espressif.com/projects/esp-idf/en/latest/esp32/hw-reference/esp32/get-started-pico-kit.html" xlink:type="simple">ESP32-PICO-KIT</text:a> </text:p>
          </table:table-cell>
          <table:table-cell office:value-type="string" calcext:value-type="string">
            <text:p>Espressif</text:p>
          </table:table-cell>
          <table:table-cell/>
          <table:table-cell office:value-type="string" calcext:value-type="string">
            <text:p>4MB</text:p>
          </table:table-cell>
          <table:table-cell table:style-name="ce1" office:value-type="string" calcext:value-type="string">
            <text:p><text:a xlink:href="http://espressif.com/sites/default/files/documentation/esp32-pico-d4_datasheet_en.pdf" xlink:type="simple">ESP32-PICO-D4</text:a> 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20.2 x 52.0</text:p>
          </table:table-cell>
          <table:table-cell office:value-type="string" calcext:value-type="string">
            <text:p>5 or 3.3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needs external antenna</text:p>
          </table:table-cell>
        </table:table-row>
        <table:table-row table:style-name="ro1">
          <table:table-cell office:value-type="string" calcext:value-type="string">
            <text:p>KeeYees Dev board</text:p>
          </table:table-cell>
          <table:table-cell office:value-type="string" calcext:value-type="string">
            <text:p>KeeYees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WROOM32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string" calcext:value-type="string">
            <text:p>https://www.amazon.ca/KeeYees-Development-Bluetooth-Microcontroller-ESP-WROOM-32/dp/B07QCP2451/ref=pb_allspark_session_sims_desktop_2?pd_rd_w=h3sDP&amp;pf_rd_p=b5a0b6af-b278-4aeb-be42-9662916b7d05&amp;pf_rd_r=QP2CSKC96BNQYCQQX66W&amp;pd_rd_r=bf6468bc-9055-44fd-9e92-30f4daa2e03a&amp;pd_rd_wg=g5CAQ&amp;pd_rd_i=B07QCP2451&amp;psc=1</text:p>
          </table:table-cell>
        </table:table-row>
        <table:table-row table:style-name="ro1">
          <table:table-cell office:value-type="string" calcext:value-type="string">
            <text:p>KeyStudio ESP32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WROOM32D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26 x 55</text:p>
          </table:table-cell>
          <table:table-cell table:number-columns-repeated="2"/>
          <table:table-cell office:value-type="string" calcext:value-type="string">
            <text:p>https://www.amazon.ca/KEYESTUDIO-ESP32-Core-Board-Arduino/dp/B07Q9YDS2V/ref=pd_sbs_6?pd_rd_w=D8VhW&amp;pf_rd_p=ac0ba40f-1b2a-4803-91f7-9d36ccf6dbf9&amp;pf_rd_r=7TFDWE3WX2P26H8CS3BS&amp;pd_rd_r=d6973b54-5c5f-435e-9935-74644049cc45&amp;pd_rd_wg=QcGAV&amp;pd_rd_i=B07Q9YDS2V&amp;psc=1</text:p>
          </table:table-cell>
        </table:table-row>
        <table:table-row table:style-name="ro1">
          <table:table-cell office:value-type="string" calcext:value-type="string">
            <text:p>Wal front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style-name="ce7" office:value-type="string" calcext:value-type="string">
            <text:p>DOWDQ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ttps://www.amazon.ca/Development-Wireless-Module-Bluetooth-Arduino/dp/B07HG5XHLB/ref=sr_1_1_sspa?dchild=1&amp;keywords=esp32&amp;qid=1615996933&amp;sr=8-1-spons&amp;psc=1&amp;smid=A2KRDQ1AI5Y5G6&amp;spLa=ZW5jcnlwdGVkUXVhbGlmaWVyPUEyVlpKT0VJUUswV0oxJmVuY3J5cHRlZElkPUEwOTUwMzAzMjNaSzJIVUFLSTJBWSZlbmNyeXB0ZWRBZElkPUEwOTM3NTE5MkdIVFJaTk5NTFcxRyZ3aWRnZXROYW1lPXNwX2F0ZiZhY3Rpb249Y2xpY2tSZWRpcmVjdCZkb05vdExvZ0NsaWNrPXRydWU=</text:p>
          </table:table-cell>
        </table:table-row>
        <table:table-row table:style-name="ro1">
          <table:table-cell office:value-type="string" calcext:value-type="string">
            <text:p>WayinTop</text:p>
          </table:table-cell>
          <table:table-cell table:number-columns-repeated="2"/>
          <table:table-cell office:value-type="string" calcext:value-type="string">
            <text:p>4MB</text:p>
          </table:table-cell>
          <table:table-cell office:value-type="string" calcext:value-type="string">
            <text:p>WROOM32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string" calcext:value-type="string">
            <text:p>https://www.amazon.ca/WayinTop-Development-ESP-WROOM-32-Bluetooth-Microcontroller/dp/B086ZMDB7H/ref=pd_sbs_2?pd_rd_w=D8VhW&amp;pf_rd_p=ac0ba40f-1b2a-4803-91f7-9d36ccf6dbf9&amp;pf_rd_r=7TFDWE3WX2P26H8CS3BS&amp;pd_rd_r=d6973b54-5c5f-435e-9935-74644049cc45&amp;pd_rd_wg=QcGAV&amp;pd_rd_i=B086ZMDB7H&amp;psc=1</text:p>
          </table:table-cell>
        </table:table-row>
        <table:table-row table:style-name="ro1">
          <table:table-cell office:value-type="string" calcext:value-type="string">
            <text:p>Huzzah32 Feather</text:p>
          </table:table-cell>
          <table:table-cell office:value-type="string" calcext:value-type="string">
            <text:p>Adafruit</text:p>
          </table:table-cell>
          <table:table-cell/>
          <table:table-cell office:value-type="string" calcext:value-type="string">
            <text:p>4MB</text:p>
          </table:table-cell>
          <table:table-cell office:value-type="string" calcext:value-type="string">
            <text:p>WROOM32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ng Plus</text:p>
          </table:table-cell>
          <table:table-cell office:value-type="string" calcext:value-type="string">
            <text:p>Sparkfun</text:p>
          </table:table-cell>
          <table:table-cell table:number-columns-repeated="2"/>
          <table:table-cell office:value-type="string" calcext:value-type="string">
            <text:p>WROOM32D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feather compatible</text:p>
          </table:table-cell>
          <table:table-cell table:number-columns-repeated="3"/>
          <table:table-cell office:value-type="string" calcext:value-type="string">
            <text:p>https://www.sparkfun.com/products/15663</text:p>
          </table:table-cell>
        </table:table-row>
        <table:table-row table:style-name="ro1">
          <table:table-cell office:value-type="string" calcext:value-type="string">
            <text:p>GeeekNET-ESP32</text:p>
          </table:table-cell>
          <table:table-cell office:value-type="string" calcext:value-type="string">
            <text:p>seeed</text:p>
          </table:table-cell>
          <table:table-cell/>
          <table:table-cell office:value-type="string" calcext:value-type="string">
            <text:p>4MB</text:p>
          </table:table-cell>
          <table:table-cell office:value-type="string" calcext:value-type="string">
            <text:p>WROOM32D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7.8 x 58.8</text:p>
          </table:table-cell>
          <table:table-cell table:style-name="ce8" office:value-type="string" calcext:value-type="string">
            <text:p>extra connector J6?</text:p>
          </table:table-cell>
          <table:table-cell/>
          <table:table-cell office:value-type="string" calcext:value-type="string">
            <text:p>https://www.seeedstudio.com/GeeekNET-ESP32-Development-Board-p-2945.html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DOWxx CPU’s</text:p>
          </table:table-cell>
          <table:table-cell table:number-columns-repeated="6"/>
          <table:table-cell office:value-type="string" calcext:value-type="string">
            <text:p><text:a xlink:href="https://www.espressif.com/sites/default/files/documentation/esp32_datasheet_en.pdf" xlink:type="simple">https://www.espressif.com/sites/default/files/documentation/esp32_datasheet_en.pdf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SRAM</text:p>
          </table:table-cell>
          <table:table-cell table:number-columns-repeated="6"/>
          <table:table-cell office:value-type="string" calcext:value-type="string">
            <text:p>https://thingpulse.com/esp32-how-to-use-psram/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SRAM</text:p>
          </table:table-cell>
          <table:table-cell table:number-columns-repeated="6"/>
          <table:table-cell office:value-type="string" calcext:value-type="string">
            <text:p>https://docs.espressif.com/projects/esp-idf/en/latest/esp32/api-guides/external-ram.html#configuring-external-ra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TAG implications</text:p>
          </table:table-cell>
          <table:table-cell table:number-columns-repeated="7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00-00-00</text:date>, <text:time style:data-style-name="N2" text:time-value="12:09:22.5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2T22:45:41.587000000</meta:creation-date>
    <meta:editing-duration>PT1H35M8S</meta:editing-duration>
    <meta:editing-cycles>6</meta:editing-cycles>
    <meta:generator>LibreOffice/7.1.0.3$Windows_X86_64 LibreOffice_project/f6099ecf3d29644b5008cc8f48f42f4a40986e4c</meta:generator>
    <dc:date>2021-03-17T15:43:27.125000000</dc:date>
    <meta:document-statistic meta:table-count="1" meta:cell-count="109" meta:object-count="0"/>
  </office:meta>
</office:document-meta>
</file>